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808080" fo:font-style="italic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Preformatted_20_Text">
      <style:text-properties officeooo:paragraph-rsid="000e5c26"/>
    </style:style>
    <style:style style:name="T1" style:family="text">
      <style:text-properties fo:color="#99cc00"/>
    </style:style>
    <style:style style:name="T2" style:family="text">
      <style:text-properties fo:color="#ff6600"/>
    </style:style>
    <style:style style:name="T3" style:family="text">
      <style:text-properties fo:color="#ff0000"/>
    </style:style>
    <style:style style:name="T4" style:family="text">
      <style:text-properties officeooo:rsid="000a3c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officeooo:rsid="000e5c2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ptables Config File</text:h>
      <text:p text:style-name="Text_20_body">iptables firewall is used to manage packet filtering and NAT rules. IPTables comes with all Linux distributions.</text:p>
      <text:h text:style-name="Heading_20_2" text:outline-level="2">Understanding Firewall</text:h>
      <text:p text:style-name="Text_20_body">There are total 4 chains:</text:p>
      <text:list xml:id="list5929409057363221705" text:style-name="L1">
        <text:list-item>
          <text:p text:style-name="P8"><text:span text:style-name="Strong_20_Emphasis">INPUT</text:span> - The default chain is used for packets addressed to the system. Use this to open or close incoming ports (such as 80,25, and 110 etc) and ip addresses / subnet (such as 202.54.1.20/29).</text:p>
        </text:list-item>
        <text:list-item>
          <text:p text:style-name="P8"><text:span text:style-name="Strong_20_Emphasis">OUTPUT</text:span> - The default chain is used when packets are generating from the system. Use this open or close outgoing ports and ip addresses / subnets.</text:p>
        </text:list-item>
        <text:list-item>
          <text:p text:style-name="P8"><text:span text:style-name="Strong_20_Emphasis">FORWARD</text:span> - The default chains is used when packets send through another interface. Usually used when you setup Linux as router. For example, eth0 connected to ADSL/Cable modem and eth1 is connected to local LAN. Use FORWARD chain to send and receive traffic from LAN to the Internet.</text:p>
        </text:list-item>
        <text:list-item>
          <text:p text:style-name="P5"><text:span text:style-name="Strong_20_Emphasis">RH-Firewall-1-INPUT </text:span>- This is a user-defined custom chain. It is used by the INPUT, OUTPUT and FORWARD chains.</text:p>
        </text:list-item>
      </text:list>
      <text:h text:style-name="Heading_20_3" text:outline-level="3">Packet Matching Rules</text:h>
      <text:list xml:id="list5908749341637684316" text:style-name="L2">
        <text:list-item>
          <text:p text:style-name="P9">Each packet starts at the first rule in the chain .</text:p>
        </text:list-item>
        <text:list-item>
          <text:p text:style-name="P9">A packet proceeds until it matches a rule.</text:p>
        </text:list-item>
        <text:list-item>
          <text:p text:style-name="P6">If a match found, then control will jump to the specified target (such as REJECT, ACCEPT, DROP).</text:p>
        </text:list-item>
      </text:list>
      <text:h text:style-name="Heading_20_3" text:outline-level="3">Target Meanings</text:h>
      <text:list xml:id="list8084559101136431140" text:style-name="L3">
        <text:list-item>
          <text:p text:style-name="P10">The target <text:span text:style-name="Strong_20_Emphasis"><text:span text:style-name="T1">ACCEPT</text:span></text:span> means allow packet.</text:p>
        </text:list-item>
        <text:list-item>
          <text:p text:style-name="P10">The target <text:span text:style-name="Strong_20_Emphasis"><text:span text:style-name="T2">REJECT</text:span></text:span> means to drop the packet and send an error message to remote host.</text:p>
        </text:list-item>
        <text:list-item>
          <text:p text:style-name="P7">The target <text:span text:style-name="Strong_20_Emphasis"><text:span text:style-name="T3">DROP</text:span></text:span> means drop the packet and do not send an error message to remote host or sending host.</text:p>
        </text:list-item>
      </text:list>
      <text:p text:style-name="P1"><text:span text:style-name="T4">T</text:span>ype the following command to install iptables, enter:</text:p>
      <text:p text:style-name="P1"/>
      <text:p text:style-name="Preformatted_20_Text"><text:span text:style-name="T5"><text:tab/></text:span><text:span text:style-name="Source_20_Text"># yum install iptables</text:span></text:p>
      <text:p text:style-name="Preformatted_20_Text"><text:span text:style-name="Source_20_Text"/></text:p>
      <text:h text:style-name="Heading_20_2" text:outline-level="2"><text:span text:style-name="Source_20_Text"><text:span text:style-name="T6">Turn On Firewall:</text:span></text:span></text:h>
      <text:p text:style-name="Preformatted_20_Text"><text:span text:style-name="Source_20_Text"><text:span text:style-name="T6"><text:tab/></text:span></text:span><text:span text:style-name="Source_20_Text"><text:span text:style-name="T6">chkconfig iptables on</text:span></text:span></text:p>
      <text:p text:style-name="Preformatted_20_Text"><text:tab/>service iptables start</text:p>
      <text:p text:style-name="Preformatted_20_Text"/>
      <text:p text:style-name="P2"># restart the firewall</text:p>
      <text:p text:style-name="Preformatted_20_Text"><text:tab/>service iptables restart</text:p>
      <text:p text:style-name="Preformatted_20_Text"/>
      <text:p text:style-name="P2"># stop the firewall</text:p>
      <text:p text:style-name="P3"><text:tab/>service iptables stop</text:p>
      <text:h text:style-name="Heading_20_2" text:outline-level="2"><text:span text:style-name="Source_20_Text"><text:span text:style-name="T6">Display Default Rules:</text:span></text:span></text:h>
      <text:p text:style-name="Text_20_body"><text:span text:style-name="Source_20_Text"><text:span text:style-name="T6"><text:tab/>iptables -L</text:span></text:span></text:p>
      <text:p text:style-name="Text_20_body"><text:span text:style-name="Source_20_Text"><text:span text:style-name="T6"/></text:span></text:p>
      <text:p text:style-name="Text_20_body"><text:soft-page-break/><text:span text:style-name="Source_20_Text"><text:span text:style-name="T6"/></text:span></text:p>
      <text:p text:style-name="Text_20_body"><text:span text:style-name="Source_20_Text"><text:span text:style-name="T6"/></text:span></text:p>
      <text:p text:style-name="Text_20_body"><text:span text:style-name="Source_20_Text"><text:span text:style-name="T6"/></text:span></text:p>
      <text:h text:style-name="Heading_20_3" text:outline-level="3"><text:span text:style-name="Source_20_Text"><text:span text:style-name="T6">Open Port:</text:span></text:span></text:h>
      <text:p text:style-name="P4">To open port 80 (Http server) add the following before COMMIT line:</text:p>
      <text:p text:style-name="P3"><text:tab/>-A RH-Firewall-1-INPUT -m tcp -p tcp --dport 80 -j ACCEPT</text:p>
      <text:p text:style-name="P4">To open port 53 (DNS Server) add the following before COMMIT line:</text:p>
      <text:p text:style-name="Preformatted_20_Text"><text:tab/>-A RH-Firewall-1-INPUT -m tcp -p tcp --dport 53 -j ACCEPT</text:p>
      <text:p text:style-name="P3"><text:tab/>-A RH-Firewall-1-INPUT -m udp -p tcp --dport 53 -j ACCEPT</text:p>
      <text:p text:style-name="P4">To open port 443 (Https server) add the following before COMMIT line:</text:p>
      <text:p text:style-name="P3"><text:tab/>-A RH-Firewall-1-INPUT -m tcp -p tcp --dport 443 -j ACCEPT</text:p>
      <text:p text:style-name="P4">To open port 25 (smtp server) add the following before COMMIT line:</text:p>
      <text:p text:style-name="P3"><text:tab/>-A RH-Firewall-1-INPUT -m tcp -p tcp --dport 25 -j ACCEPT</text:p>
      <text:p text:style-name="Text_20_body"><text:span text:style-name="Source_20_Text"><text:span text:style-name="T6"/></text:span></text:p>
      <text:h text:style-name="Heading_20_4" text:outline-level="4"><text:span text:style-name="Source_20_Text"><text:span text:style-name="T6">Only allow SSH traffic From 192.168.1.0/24 :</text:span></text:span></text:h>
      <text:p text:style-name="Preformatted_20_Text"><text:span text:style-name="Source_20_Text"><text:span text:style-name="T6">-A RH-Firewall</text:span></text:span><text:span text:style-name="Source_20_Text"><text:span text:style-name="T7">-1</text:span></text:span><text:span text:style-name="Source_20_Text"><text:span text:style-name="T6">-INPUT -s </text:span></text:span><text:span text:style-name="Source_20_Text"><text:span text:style-name="T7">192.168.1.0</text:span></text:span><text:span text:style-name="Source_20_Text"><text:span text:style-name="T6">/</text:span></text:span><text:span text:style-name="Source_20_Text"><text:span text:style-name="T7">24</text:span></text:span><text:span text:style-name="Source_20_Text"><text:span text:style-name="T6"> -m state --state NEW -p tcp --dport </text:span></text:span><text:span text:style-name="Source_20_Text"><text:span text:style-name="T7">22</text:span></text:span><text:span text:style-name="Source_20_Text"><text:span text:style-name="T6"> -j ACCEPT</text:span></text:span></text:p>
      <text:p text:style-name="Text_20_body"><text:span text:style-name="Source_20_Text"><text:span text:style-name="T6"/></text:span></text:p>
      <text:h text:style-name="Heading_20_4" text:outline-level="4"><text:span text:style-name="Source_20_Text"><text:span text:style-name="T6">Enable Printing Access For 192.168.1.0/24</text:span></text:span></text:h>
      <text:p text:style-name="Preformatted_20_Text"><text:span text:style-name="Source_20_Text"><text:span text:style-name="T6">-A RH-Firewall</text:span></text:span><text:span text:style-name="Source_20_Text"><text:span text:style-name="T7">-1</text:span></text:span><text:span text:style-name="Source_20_Text"><text:span text:style-name="T6">-INPUT -s </text:span></text:span><text:span text:style-name="Source_20_Text"><text:span text:style-name="T7">192.168.1.0</text:span></text:span><text:span text:style-name="Source_20_Text"><text:span text:style-name="T6">/</text:span></text:span><text:span text:style-name="Source_20_Text"><text:span text:style-name="T7">24</text:span></text:span><text:span text:style-name="Source_20_Text"><text:span text:style-name="T6"> -m state --state NEW -p udp --dport </text:span></text:span><text:span text:style-name="Source_20_Text"><text:span text:style-name="T7">123</text:span></text:span><text:span text:style-name="Source_20_Text"><text:span text:style-name="T6"> -j ACCEPT</text:span></text:span></text:p>
      <text:p text:style-name="Text_20_body"><text:span text:style-name="Source_20_Text"><text:span text:style-name="T6"/></text:span></text:p>
      <text:h text:style-name="Heading_20_4" text:outline-level="4"><text:span text:style-name="Source_20_Text"><text:span text:style-name="T6">Open FTP Port 21 (FTP)</text:span></text:span><text:span text:style-name="Source_20_Text"><text:span text:style-name="T6">:</text:span></text:span></text:h>
      <text:p text:style-name="Preformatted_20_Text"><text:span text:style-name="Source_20_Text"><text:span text:style-name="T6">-A RH-Firewall</text:span></text:span><text:span text:style-name="Source_20_Text"><text:span text:style-name="T7">-1</text:span></text:span><text:span text:style-name="Source_20_Text"><text:span text:style-name="T6">-INPUT -m state --state NEW -p tcp --dport </text:span></text:span><text:span text:style-name="Source_20_Text"><text:span text:style-name="T7">21</text:span></text:span><text:span text:style-name="Source_20_Text"><text:span text:style-name="T6"> -j ACCEPT</text:span></text:span></text:p>
      <text:p text:style-name="Text_20_body"><text:span text:style-name="Source_20_Text"><text:span text:style-name="T6"/></text:span></text:p>
      <text:h text:style-name="Heading_20_3" text:outline-level="3"><text:span text:style-name="Source_20_Text">Log And Drop All Traffic:</text:span></text:h>
      <text:p text:style-name="P4">Find the lines:</text:p>
      <text:p text:style-name="Preformatted_20_Text"><text:tab/>-A RH-Firewall-1-INPUT -j REJECT --reject-with icmp-host-prohibited</text:p>
      <text:p text:style-name="P3"><text:tab/>COMMIT</text:p>
      <text:p text:style-name="P4">Update it as follows:</text:p>
      <text:p text:style-name="Preformatted_20_Text"><text:tab/>-A RH-Firewall-1-INPUT -j LOG</text:p>
      <text:p text:style-name="Preformatted_20_Text"><text:tab/>-A RH-Firewall-1-INPUT -j DROP</text:p>
      <text:p text:style-name="P3"><text:tab/>COMMIT</text:p>
      <text:p text:style-name="Preformatted_20_Text"><text:span text:style-name="Source_20_Text"><text:span text:style-name="T5">Save and close the file. Edit /etc/sysconfig/iptables-config, enter:</text:span></text:span></text:p>
      <text:p text:style-name="Preformatted_20_Text"><text:span text:style-name="Source_20_Text"/></text:p>
      <text:p text:style-name="Preformatted_20_Text"><text:span text:style-name="Source_20_Text"># vi /etc/sysconfig/iptables-config</text:span></text:p>
      <text:p text:style-name="Preformatted_20_Text"><text:span text:style-name="Source_20_Text"># service iptables restart</text:span></text:p>
      <text:p text:style-name="Preformatted_20_Text"><text:span text:style-name="Source_20_Text"/></text:p>
      <text:p text:style-name="Preformatted_20_Text"><text:span text:style-name="Source_20_Text"/></text:p>
      <text:p text:style-name="P11"><text:soft-page-break/><text:span text:style-name="Source_20_Text"><text:span text:style-name="T8">Reference:</text:span></text:span></text:p>
      <text:p text:style-name="P11"><text:a xlink:type="simple" xlink:href="http://www.cyberciti.biz/faq/rhel-fedorta-linux-iptables-firewall-configuration-tutorial/"><text:span text:style-name="Source_20_Text"><text:span text:style-name="T8">http://www.cyberciti.biz/faq/rhel-fedorta-linux-iptables-firewall-configuration-tutorial/</text:span></text:span></text:a></text:p>
      <text:p text:style-name="P11"><text:a xlink:type="simple" xlink:href="https://www.digitalocean.com/community/tutorials/how-to-set-up-a-firewall-using-iptables-on-ubuntu-14-04"><text:span text:style-name="Source_20_Text"><text:span text:style-name="T8">https://www.digitalocean.com/community/tutorials/how-to-set-up-a-firewall-using-iptables-on-ubuntu-14-04</text:span></text:span></text:a></text:p>
      <text:p text:style-name="P11"><text:a xlink:type="simple" xlink:href="http://www.thegeekstuff.com/2011/01/iptables-fundamentals/"><text:span text:style-name="Source_20_Text"><text:span text:style-name="T8">http://www.thegeekstuff.com/2011/01/iptables-fundamentals/</text:span></text:span></text:a></text:p>
      <text:p text:style-name="P11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7T20:06:26</dc:date>
    <dc:creator>FSSD </dc:creator>
    <meta:generator>LibreOffice/4.0.2.2$Linux_x86 LibreOffice_project/400m0$Build-2</meta:generator>
    <meta:editing-duration>P0D</meta:editing-duration>
    <meta:editing-cycles>2</meta:editing-cycles>
    <meta:document-statistic meta:table-count="0" meta:image-count="0" meta:object-count="0" meta:page-count="3" meta:paragraph-count="58" meta:word-count="503" meta:character-count="3159" meta:non-whitespace-character-count="2720"/>
  </office:meta>
</office:document-meta>
</file>